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modern" style:font-pitch="fixed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" svg:font-family="'Noto Sans Mono'" style:font-family-generic="modern" style:font-pitch="fixed"/>
    <style:font-face style:name="Noto Sans Mono CJK KR" svg:font-family="'Noto Sans Mono CJK KR'" style:font-family-generic="modern" style:font-pitch="fixed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  <style:font-face style:name="마루 부리" svg:font-family="'마루 부리'" style:font-pitch="variable"/>
  </office:font-face-decls>
  <office:automatic-styles>
    <style:style style:name="P1" style:family="paragraph" style:parent-style-name="Heading_20_2">
      <style:text-properties style:font-name="마루 부리"/>
    </style:style>
    <style:style style:name="P2" style:family="paragraph" style:parent-style-name="Standard">
      <style:text-properties officeooo:rsid="00017d27" officeooo:paragraph-rsid="00017d27"/>
    </style:style>
    <style:style style:name="P3" style:family="paragraph" style:parent-style-name="Text_20_body">
      <style:text-properties officeooo:rsid="000114ec" officeooo:paragraph-rsid="000114ec"/>
    </style:style>
    <style:style style:name="T1" style:family="text">
      <style:text-properties style:font-name="마루 부리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2" style:family="text">
      <style:text-properties style:font-name="마루 부리" fo:font-size="10.5pt" style:font-size-asian="10.5pt" style:font-size-complex="10.5pt"/>
    </style:style>
    <style:style style:name="T3" style:family="text">
      <style:text-properties fo:color="#c9211e" loext:opacity="100%"/>
    </style:style>
    <style:style style:name="T4" style:family="text">
      <style:text-properties fo:color="#c9211e" loext:opacity="100%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5" style:family="text">
      <style:text-properties fo:color="#c9211e" loext:opacity="100%" fo:font-size="10pt" fo:font-style="italic" style:font-size-asian="10pt" style:font-style-asian="italic" style:font-size-complex="10pt" style:font-style-complex="italic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fo:font-size="10.5pt" fo:font-weight="bold" style:font-size-asian="10.5pt" style:font-weight-asian="bold" style:font-size-complex="10.5pt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fo:font-style="italic" style:font-size-asian="10pt" style:font-style-asian="italic" style:font-size-complex="10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The 3 parts of <text:span text:style-name="T3">use strict</text:span></text:h>
      <text:p text:style-name="P3"><text:span text:style-name="T1">(출처 : </text:span><text:a xlink:type="simple" xlink:href="https://perlmaven.com/strict" text:style-name="Internet_20_link" text:visited-style-name="Visited_20_Internet_20_Link"><text:span text:style-name="T1">https://perlmaven.com/strict</text:span></text:a><text:span text:style-name="T1"> )</text:span></text:p>
      <text:p text:style-name="Text_20_body"><text:span text:style-name="T1">use strict 'vars'</text:span><text:span text:style-name="T2">; generates a compile-time error if you access a </text:span><text:a xlink:type="simple" xlink:href="https://perlmaven.com/variable-declaration-in-perl" text:style-name="Internet_20_link" text:visited-style-name="Visited_20_Internet_20_Link"><text:span text:style-name="T2">variable without declaration</text:span></text:a><text:span text:style-name="T2">. </text:span></text:p>
      <text:p text:style-name="Text_20_body"><text:span text:style-name="T1">use strict 'refs'</text:span><text:span text:style-name="T2">; generates a runtime error if you use </text:span><text:a xlink:type="simple" xlink:href="https://perlmaven.com/symbolic-reference-in-perl" text:style-name="Internet_20_link" text:visited-style-name="Visited_20_Internet_20_Link"><text:span text:style-name="T2">symbolic references</text:span></text:a><text:span text:style-name="T2">. </text:span></text:p>
      <text:p text:style-name="Text_20_body"><text:span text:style-name="T1">use strict 'subs'</text:span><text:span text:style-name="T2">; compile-time error if you try to use a </text:span><text:a xlink:type="simple" xlink:href="https://perlmaven.com/barewords-in-perl" text:style-name="Internet_20_link" text:visited-style-name="Visited_20_Internet_20_Link"><text:span text:style-name="T2">bareword identifier</text:span></text:a><text:span text:style-name="T2"> in an improper way. </text:span></text:p>
      <text:p text:style-name="Standard"/>
      <text:p text:style-name="P2">use VERSION</text:p>
      <text:p text:style-name="P2"/>
      <text:p text:style-name="P2"><text:span text:style-name="T6">VERSION may be either a v-string such as </text:span><text:span text:style-name="T7">v5.24.1</text:span><text:span text:style-name="T6">, which will be compared to </text:span><text:a xlink:type="simple" xlink:href="https://perldoc.perl.org/perlvar#%24%5EV" text:style-name="Internet_20_link" text:visited-style-name="Visited_20_Internet_20_Link"><text:span text:style-name="Source_20_Text"><text:span text:style-name="T6">$^V</text:span></text:span></text:a><text:span text:style-name="T6"> (aka $PERL_VERSION), or a numeric argument of the form </text:span><text:span text:style-name="T7">5.024001</text:span><text:span text:style-name="T6">, which will be compared to </text:span><text:a xlink:type="simple" xlink:href="https://perldoc.perl.org/perlvar#%24%5D" text:style-name="Internet_20_link" text:visited-style-name="Visited_20_Internet_20_Link"><text:span text:style-name="Source_20_Text"><text:span text:style-name="T6">$]</text:span></text:span></text:a><text:span text:style-name="T6">. </text:span></text:p>
      <text:p text:style-name="P2"><text:span text:style-name="T8">In the current implementation, any explicit use of </text:span><text:span text:style-name="Source_20_Text"><text:span text:style-name="T8">use strict</text:span></text:span><text:span text:style-name="T8"> or </text:span><text:span text:style-name="Source_20_Text"><text:span text:style-name="T8">no strict</text:span></text:span><text:span text:style-name="T8"> overrides </text:span><text:span text:style-name="Source_20_Text"><text:span text:style-name="T8">use VERSION</text:span></text:span><text:span text:style-name="T8">, even if it comes before it. However, this may be subject to change in a future release of Perl, so new code should not rely on this fact. It is </text:span><text:span text:style-name="T9">recommended that a </text:span><text:span text:style-name="Source_20_Text"><text:span text:style-name="T9">use VERSION</text:span></text:span><text:span text:style-name="T9"> declaration </text:span><text:span text:style-name="T4">be the first</text:span><text:span text:style-name="T5"> </text:span><text:span text:style-name="T8">significant statement within a file (possibly after a </text:span><text:span text:style-name="Source_20_Text"><text:span text:style-name="T8">package</text:span></text:span><text:span text:style-name="T8"> statement or any amount of whitespace or comment), so that its effects happen first, and other pragmata are applied after it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modern" style:font-pitch="fixed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" svg:font-family="'Noto Sans Mono'" style:font-family-generic="modern" style:font-pitch="fixed"/>
    <style:font-face style:name="Noto Sans Mono CJK KR" svg:font-family="'Noto Sans Mono CJK KR'" style:font-family-generic="modern" style:font-pitch="fixed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  <style:font-face style:name="마루 부리" svg:font-family="'마루 부리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Noto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" fo:font-family="'Nimbus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Nimbus Roman" fo:font-family="'Nimbus Roman'" style:font-family-generic="roman" style:font-pitch="variable" fo:font-size="18pt" fo:font-weight="bold" style:font-name-asian="Noto Serif CJK KR1" style:font-family-asian="'Noto Serif CJK KR'" style:font-family-generic-asian="system" style:font-pitch-asian="variable" style:font-size-asian="18pt" style:font-weight-asian="bold" style:font-name-complex="Noto Sans Devanagari2" style:font-family-complex="'Noto Sans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Noto Sans Mono" fo:font-family="'Noto Sans Mono'" style:font-family-generic="modern" style:font-pitch="fixed" style:font-name-asian="Noto Sans Mono CJK KR" style:font-family-asian="'Noto Sans Mono CJK KR'" style:font-family-generic-asian="modern" style:font-pitch-asian="fixed" style:font-name-complex="Noto Sans Devanagari" style:font-family-complex="'Noto Sans Devanagari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6T14:44:50.436244764</meta:creation-date>
    <dc:date>2023-12-26T15:48:04.373138020</dc:date>
    <meta:editing-duration>PT33M2S</meta:editing-duration>
    <meta:editing-cycles>3</meta:editing-cycles>
    <meta:generator>LibreOffice/7.6.4.1$Linux_X86_64 LibreOffice_project/60$Build-1</meta:generator>
    <meta:document-statistic meta:table-count="0" meta:image-count="0" meta:object-count="0" meta:page-count="1" meta:paragraph-count="8" meta:word-count="173" meta:character-count="1003" meta:non-whitespace-character-count="836"/>
  </office:meta>
</office:document-meta>
</file>